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Spool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oolerRunnable.SpoolerRunnable( int threadIdleTime , File spoo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oolerRunnable.process( File spoolFil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NNTPSpooler.setArticleIDRepository( ArticleIDRepository articleIDRep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oolerRunnable.setArticleIDRepository( ArticleIDRepository articleID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pooler.setFileSystem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pooler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poolerRunnable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NTPSpooler.getSpoo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pooler.service( final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pooler.setRepository( NNTPRepository rep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oolerRunnable.setRepository( NNTP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